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opacity="11%" draw:textarea-horizontal-align="justify" draw:textarea-vertical-align="middle" draw:auto-grow-height="false" fo:min-height="8.904cm" fo:min-width="10.154cm" fo:padding-top="0.151cm" fo:padding-bottom="0.151cm" fo:padding-left="0.276cm" fo:padding-right="0.276cm"/>
    </style:style>
    <style:style style:name="gr2" style:family="graphic" style:parent-style-name="standard">
      <style:graphic-properties draw:fill-color="#ff6600" draw:opacity="50%" draw:textarea-horizontal-align="justify" draw:textarea-vertical-align="middle" draw:auto-grow-height="false" fo:min-height="2.65cm" fo:min-width="3.39cm" draw:shadow="hidden" draw:shadow-opacity="60%"/>
    </style:style>
    <style:style style:name="gr3" style:family="graphic" style:parent-style-name="standard">
      <style:graphic-properties draw:textarea-horizontal-align="justify" draw:textarea-vertical-align="middle" draw:auto-grow-height="false" fo:min-height="6.916cm" fo:min-width="5.366cm" draw:shadow="visible" draw:shadow-opacity="100%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518cm" fo:min-width="2.612cm" draw:shadow="hidden"/>
    </style:style>
    <style:style style:name="gr5" style:family="graphic" style:parent-style-name="standard">
      <style:graphic-properties draw:fill-color="#999999" draw:opacity="50%" draw:textarea-horizontal-align="justify" draw:textarea-vertical-align="middle" draw:auto-grow-height="false" fo:min-height="2.136cm" fo:min-width="1.764cm" draw:shadow="hidden"/>
    </style:style>
    <style:style style:name="gr6" style:family="graphic" style:parent-style-name="standard">
      <style:graphic-properties draw:stroke="none" draw:fill="none" fo:min-height="6.52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39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53cm" draw:marker-start-width="0.279cm" draw:marker-end-width="0.279cm" draw:opacity="11%" draw:textarea-horizontal-align="justify" draw:textarea-vertical-align="middle" draw:auto-grow-height="false" fo:min-height="8.904cm" fo:min-width="26.854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1.069cm"/>
    </style:style>
    <style:style style:name="gr14" style:family="graphic" style:parent-style-name="standard">
      <style:graphic-properties draw:fill-color="#ff6600" draw:opacity="50%" draw:textarea-horizontal-align="justify" draw:textarea-vertical-align="middle" draw:auto-grow-height="false" fo:min-height="1.358cm" fo:min-width="1.656cm" draw:shadow="hidden" draw:shadow-opacity="60%"/>
    </style:style>
    <style:style style:name="gr15" style:family="graphic" style:parent-style-name="standard">
      <style:graphic-properties draw:opacity="50%" draw:textarea-horizontal-align="justify" draw:textarea-vertical-align="middle" draw:auto-grow-height="false" fo:min-height="0.731cm" fo:min-width="1.224cm" draw:shadow="hidden"/>
    </style:style>
    <style:style style:name="gr16" style:family="graphic" style:parent-style-name="standard">
      <style:graphic-properties draw:fill-color="#999999" draw:opacity="50%" draw:textarea-horizontal-align="justify" draw:textarea-vertical-align="middle" draw:auto-grow-height="false" fo:min-height="1.073cm" fo:min-width="0.756cm" draw:shadow="hidden"/>
    </style:style>
    <style:style style:name="gr17" style:family="graphic" style:parent-style-name="standard">
      <style:graphic-properties draw:stroke="none" svg:stroke-color="#000000" draw:fill="none" draw:fill-color="#ffffff" fo:min-height="0.677cm"/>
    </style:style>
    <style:style style:name="gr18" style:family="graphic" style:parent-style-name="standard">
      <style:graphic-properties draw:stroke="none" svg:stroke-color="#000000" draw:fill="none" draw:fill-color="#ffffff" fo:min-height="1.897cm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opacity="11%"/>
      <style:paragraph-properties fo:text-align="center"/>
    </style:style>
    <style:style style:name="P2" style:family="paragraph">
      <loext:graphic-properties draw:fill-color="#ff6600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999999" draw:opacity="50%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/>
      <style:paragraph-properties fo:text-align="center"/>
      <style:text-properties fo:color="#000000" fo:font-size="18pt" fo:font-weight="normal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999999" draw:opacity="50%"/>
      <style:paragraph-properties fo:text-align="center"/>
      <style:text-properties fo:font-size="9pt" style:font-size-asian="9pt" style:font-size-complex="9pt"/>
    </style:style>
    <style:style style:name="P18" style:family="paragraph"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7cm" svg:height="10.2cm" svg:x="9.597cm" svg:y="0.2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5cm" svg:height="4.1cm" svg:x="12.231cm" svg:y="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6.5cm" svg:height="7.8cm" svg:x="0.586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.4cm" svg:height="2.5cm" svg:x="16.431cm" svg:y="5.355cm">
            <text:p text:style-name="P3">+[ *_ES_* ]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3.2cm" svg:height="3.372cm" svg:x="15.631cm" svg:y="6.955cm">
            <text:p text:style-name="P3">-[ Limited ]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6.778cm" svg:height="6.773cm" svg:x="0.586cm" svg:y="3.9cm">
            <draw:text-box>
              <text:p>[ cond{1} | weight{1} ]</text:p>
              <text:p>[ cond{2} | weight{2} ]</text:p>
              <text:p>.</text:p>
              <text:p>.</text:p>
              <text:p>.</text:p>
              <text:p>[ cond{n} | weight{n} ]</text:p>
            </draw:text-box>
          </draw:frame>
          <draw:frame draw:style-name="gr7" draw:text-style-name="P8" draw:layer="layout" svg:width="12.1cm" svg:height="1.673cm" svg:x="9.597cm" svg:y="1.8cm">
            <draw:text-box>
              <text:p text:style-name="P7"><text:span text:style-name="T1">DESIRED_Sites = <text:s/></text:span><text:span text:style-name="T1">[‘T2_ES_CIEMAT’]</text:span></text:p>
            </draw:text-box>
          </draw:frame>
          <draw:line draw:style-name="gr8" draw:text-style-name="P9" draw:layer="layout" svg:x1="15.997cm" svg:y1="2.766cm" svg:x2="13.531cm" svg:y2="6.027cm">
            <text:p/>
          </draw:line>
          <draw:line draw:style-name="gr8" draw:text-style-name="P9" draw:layer="layout" svg:x1="17.397cm" svg:y1="2.766cm" svg:x2="18.431cm" svg:y2="6.227cm">
            <text:p/>
          </draw:line>
          <draw:frame draw:style-name="gr7" draw:text-style-name="P10" draw:layer="layout" svg:width="3.3cm" svg:height="1.673cm" svg:x="12.331cm" svg:y="5.999cm">
            <draw:text-box>
              <text:p>+[ T2_* ]</text:p>
            </draw:text-box>
          </draw:frame>
          <draw:line draw:style-name="gr8" draw:text-style-name="P9" draw:layer="layout" svg:x1="7.897cm" svg:y1="6.2cm" svg:x2="12.097cm" svg:y2="4.582cm">
            <text:p/>
          </draw:line>
          <draw:frame draw:style-name="gr9" draw:text-style-name="P11" draw:layer="layout" svg:width="4.2cm" svg:height="1cm" svg:x="1.986cm" svg:y="2.7cm">
            <draw:text-box>
              <text:p><text:span text:style-name="T2">Estimator :</text:span></text:p>
            </draw:text-box>
          </draw:frame>
          <draw:frame draw:style-name="gr10" draw:text-style-name="P10" draw:layer="layout" svg:width="5.5cm" svg:height="0.962cm" svg:x="12.597cm" svg:y="0.604cm">
            <draw:text-box>
              <text:p>DestGenerator:</text:p>
            </draw:text-box>
          </draw:frame>
          <draw:custom-shape draw:style-name="gr11" draw:text-style-name="P12" draw:layer="layout" svg:width="0.3cm" svg:height="3.9cm" svg:x="7.497cm" svg:y="4.25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1" draw:layer="layout" svg:width="28.4cm" svg:height="10.2cm" svg:x="0.597cm" svg:y="10.7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4" draw:layer="layout" svg:width="28.2cm" svg:height="1.319cm" svg:x="0.697cm" svg:y="12.7cm">
            <draw:text-box>
              <text:p text:style-name="P13"><text:span text:style-name="T3">DESIRED_Sites_Orig = <text:s/>[‘T2_ES_CIEMAT’, ‘T2_US_Wisconsin’, ‘T2_DE_DESY’, ‘T3_UK_London_RHUL’, ‘T2_BE_IIHE,T2_CH_CERN’, ... ]</text:span></text:p>
            </draw:text-box>
          </draw:frame>
          <draw:frame draw:style-name="gr10" draw:text-style-name="P10" draw:layer="layout" svg:width="5.5cm" svg:height="0.962cm" svg:x="11.097cm" svg:y="11.138cm">
            <draw:text-box>
              <text:p>DestGenerator:</text:p>
            </draw:text-box>
          </draw:frame>
          <draw:g>
            <draw:custom-shape draw:style-name="gr14" draw:text-style-name="P2" draw:layer="layout" svg:width="3.048cm" svg:height="2.272cm" svg:x="1.015cm" svg:y="14.2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16" draw:layer="layout" svg:width="2.438cm" svg:height="1.385cm" svg:x="3.343cm" svg:y="14.78cm">
              <text:p text:style-name="P15"><text:span text:style-name="T4">+[ *_ES_*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7" draw:layer="layout" svg:width="1.774cm" svg:height="1.869cm" svg:x="2.899cm" svg:y="15.666cm">
              <text:p text:style-name="P15"><text:span text:style-name="T4">-[ Limited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7" draw:text-style-name="P19" draw:layer="layout" svg:width="1.829cm" svg:height="0.927cm" svg:x="1.07cm" svg:y="15.137cm">
              <draw:text-box>
                <text:p text:style-name="P18"><text:span text:style-name="T4">+[ T2_* ]</text:span></text:p>
              </draw:text-box>
            </draw:frame>
            <draw:frame draw:style-name="gr17" draw:text-style-name="P19" draw:layer="layout" svg:width="1.829cm" svg:height="0.927cm" svg:x="1.071cm" svg:y="15.138cm">
              <draw:text-box>
                <text:p text:style-name="P18"><text:span text:style-name="T4">+[ T2_* ]</text:span></text:p>
              </draw:text-box>
            </draw:frame>
          </draw:g>
          <draw:g>
            <draw:custom-shape draw:style-name="gr14" draw:text-style-name="P2" draw:layer="layout" svg:width="3.048cm" svg:height="2.272cm" svg:x="20.831cm" svg:y="14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16" draw:layer="layout" svg:width="2.438cm" svg:height="1.385cm" svg:x="23.159cm" svg:y="14.77cm">
              <text:p text:style-name="P15"><text:span text:style-name="T4">+[ *_US_*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7" draw:layer="layout" svg:width="1.774cm" svg:height="1.869cm" svg:x="22.715cm" svg:y="15.656cm">
              <text:p text:style-name="P15"><text:span text:style-name="T4">-[ Limited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7" draw:text-style-name="P19" draw:layer="layout" svg:width="1.829cm" svg:height="0.927cm" svg:x="20.886cm" svg:y="15.127cm">
              <draw:text-box>
                <text:p text:style-name="P18"><text:span text:style-name="T4">+[ T2_* ]</text:span></text:p>
              </draw:text-box>
            </draw:frame>
          </draw:g>
          <draw:g>
            <draw:custom-shape draw:style-name="gr14" draw:text-style-name="P2" draw:layer="layout" svg:width="3.048cm" svg:height="2.272cm" svg:x="5.997cm" svg:y="14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16" draw:layer="layout" svg:width="2.438cm" svg:height="1.385cm" svg:x="8.325cm" svg:y="14.77cm">
              <text:p text:style-name="P15"><text:span text:style-name="T4">+[ *_US_*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7" draw:layer="layout" svg:width="1.774cm" svg:height="1.869cm" svg:x="7.881cm" svg:y="15.656cm">
              <text:p text:style-name="P15"><text:span text:style-name="T4">-[ Limited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7" draw:text-style-name="P19" draw:layer="layout" svg:width="1.829cm" svg:height="0.927cm" svg:x="6.052cm" svg:y="15.127cm">
              <draw:text-box>
                <text:p text:style-name="P18"><text:span text:style-name="T4">+[ T2_* ]</text:span></text:p>
              </draw:text-box>
            </draw:frame>
          </draw:g>
          <draw:g>
            <draw:custom-shape draw:style-name="gr14" draw:text-style-name="P2" draw:layer="layout" svg:width="3.048cm" svg:height="2.272cm" svg:x="10.931cm" svg:y="14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16" draw:layer="layout" svg:width="2.438cm" svg:height="1.385cm" svg:x="13.259cm" svg:y="14.77cm">
              <text:p text:style-name="P15"><text:span text:style-name="T4">+[ *_US_*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7" draw:layer="layout" svg:width="1.774cm" svg:height="1.869cm" svg:x="12.815cm" svg:y="15.656cm">
              <text:p text:style-name="P15"><text:span text:style-name="T4">-[ Limited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7" draw:text-style-name="P19" draw:layer="layout" svg:width="1.829cm" svg:height="0.927cm" svg:x="10.986cm" svg:y="15.127cm">
              <draw:text-box>
                <text:p text:style-name="P18"><text:span text:style-name="T4">+[ T2_* ]</text:span></text:p>
              </draw:text-box>
            </draw:frame>
          </draw:g>
          <draw:g>
            <draw:custom-shape draw:style-name="gr14" draw:text-style-name="P2" draw:layer="layout" svg:width="3.048cm" svg:height="2.272cm" svg:x="15.897cm" svg:y="14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16" draw:layer="layout" svg:width="2.438cm" svg:height="1.385cm" svg:x="18.225cm" svg:y="14.77cm">
              <text:p text:style-name="P15"><text:span text:style-name="T4">+[ *_US_*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7" draw:layer="layout" svg:width="1.774cm" svg:height="1.869cm" svg:x="17.781cm" svg:y="15.656cm">
              <text:p text:style-name="P15"><text:span text:style-name="T4">-[ Limited ]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7" draw:text-style-name="P19" draw:layer="layout" svg:width="1.829cm" svg:height="0.927cm" svg:x="15.952cm" svg:y="15.127cm">
              <draw:text-box>
                <text:p text:style-name="P18"><text:span text:style-name="T4">+[ T2_* ]</text:span></text:p>
              </draw:text-box>
            </draw:frame>
          </draw:g>
          <draw:frame draw:style-name="gr18" draw:text-style-name="P14" draw:layer="layout" svg:width="28cm" svg:height="2.147cm" svg:x="0.797cm" svg:y="18.6cm">
            <draw:text-box>
              <text:p text:style-name="P13"><text:span text:style-name="T3">DESIRED_Sites = [‘T3_UK_London_QMUL, T2_IN_TIFR, T2_ES_CIEMAT, T3_UK_ScotGrid_GLA, T2_CH_CERN_HLT, T2_US_Wisconsin, T2_DE_DESY, T3_UK_London_RHUL, T2_BE_IIHE, T2_CH_CERN, T3_UK_Sgrid_Oxford, T2_US_Purdue, T2_UK_London_IC, T2_BE_UCL, T2_ES_IFCA, ... ]</text:span></text:p>
            </draw:text-box>
          </draw:frame>
          <draw:line draw:style-name="gr19" draw:text-style-name="P9" draw:layer="layout" svg:x1="5.497cm" svg:y1="13.2cm" svg:x2="3.697cm" svg:y2="14.8cm">
            <text:p/>
          </draw:line>
          <draw:line draw:style-name="gr19" draw:text-style-name="P9" draw:layer="layout" svg:x1="7.997cm" svg:y1="13.2cm" svg:x2="7.797cm" svg:y2="14.8cm">
            <text:p/>
          </draw:line>
          <draw:line draw:style-name="gr19" draw:text-style-name="P9" draw:layer="layout" svg:x1="10.997cm" svg:y1="13.3cm" svg:x2="12.197cm" svg:y2="14.7cm">
            <text:p/>
          </draw:line>
          <draw:line draw:style-name="gr19" draw:text-style-name="P9" draw:layer="layout" svg:x1="14.397cm" svg:y1="13.2cm" svg:x2="17.097cm" svg:y2="14.6cm">
            <text:p/>
          </draw:line>
          <draw:line draw:style-name="gr19" draw:text-style-name="P9" draw:layer="layout" svg:x1="18.297cm" svg:y1="13.2cm" svg:x2="21.997cm" svg:y2="14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3cm" fo:margin-bottom="0.001cm" fo:margin-left="0.401cm" fo:margin-right="0.30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20:55:27.783285890</meta:creation-date>
    <dc:date>2017-11-14T01:04:28.081620970</dc:date>
    <meta:editing-duration>PT1H2M43S</meta:editing-duration>
    <meta:editing-cycles>12</meta:editing-cycles>
    <meta:generator>LibreOffice/5.2.7.2$Linux_X86_64 LibreOffice_project/20m0$Build-2</meta:generator>
    <meta:document-statistic meta:object-count="50"/>
  </office:meta>
</office:document-meta>
</file>